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848cm" svg:height="4.935cm" svg:x="3.029cm" svg:y="3.1cm" svg:viewBox="0 0 3849 4936" svg:d="M1825 4205c668-48 1113-266 1451-533 187-180 600 348 477 481-280 302-626 640-1839 771-1212 131-2169-858-1853-2296s1322-2472 2185-2606 1452 368 1599 824c57 179-540 843-669 513-358-961-1311-694-1784-180-474 513-729 1071-762 1751-33 681 528 1324 1195 1275z">
          <text:p/>
        </draw:path>
        <draw:path draw:style-name="gr2" draw:text-style-name="P1" draw:layer="layout" svg:width="0.903cm" svg:height="0.66cm" draw:transform="skewX (0.00122173047639598) rotate (-2.15652882376419) translate (7.007706971542cm 4.0041954926458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902cm" svg:height="0.661cm" draw:transform="skewX (0.001221730476396) rotate (-2.1556561591382) translate (7.092457318594cm 6.785462499827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3cm" svg:height="0.661cm" draw:transform="rotate (-2.15757602131539) translate (5.8339911071038cm 2.058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28:22.808000000</dc:date>
    <meta:editing-duration>PT3M13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